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_20__28_user_29_" style:master-page-name="">
      <loext:graphic-properties draw:fill-image-width="0cm" draw:fill-image-height="0cm"/>
      <style:paragraph-properties style:page-number="auto" style:shadow="none">
        <style:tab-stops/>
      </style:paragraph-properties>
    </style:style>
    <style:style style:name="P2" style:family="paragraph" style:parent-style-name="Standard_20__28_user_29_">
      <loext:graphic-properties draw:fill-image-width="0cm" draw:fill-image-height="0cm"/>
      <style:paragraph-properties style:shadow="none">
        <style:tab-stops/>
      </style:paragraph-properties>
    </style:style>
    <style:style style:name="P3" style:family="paragraph" style:parent-style-name="Standard_20__28_user_29_">
      <loext:graphic-properties draw:fill-image-width="0cm" draw:fill-image-height="0cm"/>
      <style:paragraph-properties style:shadow="none">
        <style:tab-stops/>
      </style:paragraph-properties>
      <style:text-properties officeooo:paragraph-rsid="0006601c"/>
    </style:style>
    <style:style style:name="P4" style:family="paragraph" style:parent-style-name="Standard_20__28_user_29_">
      <loext:graphic-properties draw:fill-image-width="0cm" draw:fill-image-height="0cm"/>
      <style:paragraph-properties style:shadow="none">
        <style:tab-stops/>
      </style:paragraph-properties>
      <style:text-properties officeooo:rsid="0006601c" officeooo:paragraph-rsid="0006601c"/>
    </style:style>
    <style:style style:name="T1" style:family="text">
      <style:text-properties officeooo:rsid="0006601c"/>
    </style:style>
    <style:style style:name="T2" style:family="text">
      <style:text-properties officeooo:rsid="0006b6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<text:tab/><text:span text:style-name="T2">CRC </text:span></text:p>
      <text:p text:style-name="P2">#include &lt;iostream&gt;</text:p>
      <text:p text:style-name="P2">using namespace std;</text:p>
      <text:p text:style-name="P2">int main()</text:p>
      <text:p text:style-name="P2">{</text:p>
      <text:p text:style-name="P2"><text:s text:c="4"/>int i,j,k,l;</text:p>
      <text:p text:style-name="P2"><text:s text:c="5"/></text:p>
      <text:p text:style-name="P2"><text:s text:c="4"/>//Get Frame</text:p>
      <text:p text:style-name="P2"><text:s text:c="4"/>int fs;</text:p>
      <text:p text:style-name="P2"><text:s text:c="4"/>cout&lt;&lt;"\n Enter Size of data: ";</text:p>
      <text:p text:style-name="P2"><text:s text:c="4"/>cin&gt;&gt;fs;</text:p>
      <text:p text:style-name="P2"><text:s text:c="5"/></text:p>
      <text:p text:style-name="P2"><text:s text:c="4"/>int f[20];</text:p>
      <text:p text:style-name="P2"><text:s text:c="5"/></text:p>
      <text:p text:style-name="P2"><text:s text:c="4"/>cout&lt;&lt;" Enter data:";</text:p>
      <text:p text:style-name="P2"><text:s text:c="4"/>for(i=0;i&lt;fs;i++)</text:p>
      <text:p text:style-name="P2"><text:s text:c="4"/>{</text:p>
      <text:p text:style-name="P2"><text:s text:c="8"/>cin&gt;&gt;f[i];</text:p>
      <text:p text:style-name="P2"><text:s text:c="4"/>}</text:p>
      <text:p text:style-name="P2"><text:s/></text:p>
      <text:p text:style-name="P2"><text:s text:c="4"/>//Get Generator</text:p>
      <text:p text:style-name="P2"><text:s text:c="4"/>int gs;</text:p>
      <text:p text:style-name="P2"><text:s text:c="4"/>cout&lt;&lt;"\n Enter key size: ";</text:p>
      <text:p text:style-name="P2"><text:s text:c="4"/>cin&gt;&gt;gs;</text:p>
      <text:p text:style-name="P2"><text:s text:c="5"/></text:p>
      <text:p text:style-name="P2"><text:s text:c="4"/>int g[20];</text:p>
      <text:p text:style-name="P2"><text:s text:c="5"/></text:p>
      <text:p text:style-name="P2"><text:s text:c="4"/>cout&lt;&lt;"\n Enter key:";</text:p>
      <text:p text:style-name="P2"><text:s text:c="4"/>for(i=0;i&lt;gs;i++)</text:p>
      <text:p text:style-name="P2"><text:s text:c="4"/>{</text:p>
      <text:p text:style-name="P2"><text:s text:c="8"/>cin&gt;&gt;g[i];</text:p>
      <text:p text:style-name="P2"><text:s text:c="4"/>}</text:p>
      <text:p text:style-name="P2"><text:s/></text:p>
      <text:p text:style-name="P2"><text:s text:c="4"/>cout&lt;&lt;"\n Sender Side:";</text:p>
      <text:p text:style-name="P2"><text:s text:c="4"/>cout&lt;&lt;"\n data: ";</text:p>
      <text:p text:style-name="P2"><text:s text:c="4"/>for(i=0;i&lt;fs;i++)</text:p>
      <text:p text:style-name="P2"><text:s text:c="4"/>{</text:p>
      <text:p text:style-name="P2"><text:s text:c="8"/>cout&lt;&lt;f[i];</text:p>
      <text:p text:style-name="P2"><text:s text:c="4"/>}</text:p>
      <text:p text:style-name="P2"><text:s text:c="4"/>cout&lt;&lt;"\n key :";</text:p>
      <text:p text:style-name="P2"><text:s text:c="4"/>for(i=0;i&lt;gs;i++)</text:p>
      <text:p text:style-name="P2"><text:s text:c="4"/>{</text:p>
      <text:p text:style-name="P2"><text:s text:c="8"/>cout&lt;&lt;g[i];</text:p>
      <text:p text:style-name="P2"><text:s text:c="4"/>}</text:p>
      <text:p text:style-name="P2"><text:s/></text:p>
      <text:p text:style-name="P2"><text:s text:c="4"/>//Append 0's</text:p>
      <text:p text:style-name="P2"><text:s text:c="4"/>int rs=gs-1;</text:p>
      <text:p text:style-name="P2"><text:s text:c="4"/>cout&lt;&lt;"\n Number of 0's to be appended: "&lt;&lt;rs;</text:p>
      <text:p text:style-name="P2"><text:s text:c="4"/>for (i=fs;i&lt;fs+rs;i++)</text:p>
      <text:p text:style-name="P2"><text:s text:c="4"/>{</text:p>
      <text:p text:style-name="P2"><text:s text:c="8"/>f[i]=0;</text:p>
      <text:p text:style-name="P2"><text:s text:c="4"/>}</text:p>
      <text:p text:style-name="P2"><text:soft-page-break/><text:s/></text:p>
      <text:p text:style-name="P2"><text:s text:c="4"/>int temp[20];</text:p>
      <text:p text:style-name="P2"><text:s text:c="4"/>for(i=0;i&lt;20;i++)</text:p>
      <text:p text:style-name="P2"><text:s text:c="4"/>{</text:p>
      <text:p text:style-name="P2"><text:s text:c="8"/>temp[i]=f[i];</text:p>
      <text:p text:style-name="P2"><text:s text:c="4"/>}</text:p>
      <text:p text:style-name="P2"><text:s/></text:p>
      <text:p text:style-name="P2"><text:s text:c="4"/>cout&lt;&lt;"\n Message after appending 0's :";</text:p>
      <text:p text:style-name="P2"><text:s text:c="4"/>for(i=0; i&lt;fs+rs;i++)</text:p>
      <text:p text:style-name="P2"><text:s text:c="4"/>{</text:p>
      <text:p text:style-name="P2"><text:s text:c="8"/>cout&lt;&lt;temp[i];</text:p>
      <text:p text:style-name="P2"><text:s text:c="4"/>}</text:p>
      <text:p text:style-name="P2"><text:s/></text:p>
      <text:p text:style-name="P2"><text:s text:c="4"/>//Division</text:p>
      <text:p text:style-name="P2"><text:s text:c="4"/>for(i=0;i&lt;fs;i++)</text:p>
      <text:p text:style-name="P2"><text:s text:c="4"/>{</text:p>
      <text:p text:style-name="P2"><text:s text:c="8"/>j=0;</text:p>
      <text:p text:style-name="P2"><text:s text:c="8"/>k=i;</text:p>
      <text:p text:style-name="P2"><text:s text:c="8"/>//check whether it is divisible or not</text:p>
      <text:p text:style-name="P2"><text:s text:c="8"/>if (temp[k]&gt;=g[j])</text:p>
      <text:p text:style-name="P2"><text:s text:c="8"/>{</text:p>
      <text:p text:style-name="P2"><text:s text:c="12"/>for(j=0,k=i;j&lt;gs;j++,k++)</text:p>
      <text:p text:style-name="P2"><text:s text:c="12"/>{</text:p>
      <text:p text:style-name="P2"><text:s text:c="16"/>if((temp[k]==1 &amp;&amp; g[j]==1) || (temp[k]==0 &amp;&amp; g[j]==0))</text:p>
      <text:p text:style-name="P2"><text:s text:c="16"/>{</text:p>
      <text:p text:style-name="P2"><text:s text:c="20"/>temp[k]=0;</text:p>
      <text:p text:style-name="P2"><text:s text:c="16"/>}</text:p>
      <text:p text:style-name="P2"><text:s text:c="16"/>else</text:p>
      <text:p text:style-name="P2"><text:s text:c="16"/>{</text:p>
      <text:p text:style-name="P2"><text:s text:c="20"/>temp[k]=1;</text:p>
      <text:p text:style-name="P2"><text:s text:c="16"/>}</text:p>
      <text:p text:style-name="P2"><text:s text:c="12"/>}</text:p>
      <text:p text:style-name="P2"><text:s text:c="8"/>}</text:p>
      <text:p text:style-name="P2"><text:s text:c="4"/>} </text:p>
      <text:p text:style-name="P2"><text:s text:c="4"/>//CRC</text:p>
      <text:p text:style-name="P2"><text:s text:c="4"/>int crc[15];</text:p>
      <text:p text:style-name="P2"><text:s text:c="4"/>for(i=0,j=fs;i&lt;rs;i++,j++)</text:p>
      <text:p text:style-name="P2"><text:s text:c="4"/>{</text:p>
      <text:p text:style-name="P2"><text:s text:c="8"/>crc[i]=temp[j];</text:p>
      <text:p text:style-name="P2"><text:s text:c="4"/>} </text:p>
      <text:p text:style-name="P2"><text:s text:c="4"/>cout&lt;&lt;"\n CRC bits: ";</text:p>
      <text:p text:style-name="P2"><text:s text:c="4"/>for(i=0;i&lt;rs;i++)</text:p>
      <text:p text:style-name="P2"><text:s text:c="4"/>{</text:p>
      <text:p text:style-name="P2"><text:s text:c="8"/>cout&lt;&lt;crc[i];</text:p>
      <text:p text:style-name="P2"><text:s text:c="4"/>} </text:p>
      <text:p text:style-name="P2"><text:s text:c="4"/>cout&lt;&lt;"\n Transmitted Frame: ";</text:p>
      <text:p text:style-name="P2"><text:s text:c="4"/>int tf[15];</text:p>
      <text:p text:style-name="P2"><text:s text:c="4"/>for(i=0;i&lt;fs;i++)</text:p>
      <text:p text:style-name="P2"><text:s text:c="4"/>{</text:p>
      <text:p text:style-name="P2"><text:s text:c="8"/>tf[i]=f[i];</text:p>
      <text:p text:style-name="P2"><text:s text:c="4"/>}</text:p>
      <text:p text:style-name="P2"><text:s text:c="4"/>for(i=fs,j=0;i&lt;fs+rs;i++,j++)</text:p>
      <text:p text:style-name="P2"><text:soft-page-break/><text:s text:c="4"/>{</text:p>
      <text:p text:style-name="P2"><text:s text:c="8"/>tf[i]=crc[j];</text:p>
      <text:p text:style-name="P2"><text:s text:c="4"/>}</text:p>
      <text:p text:style-name="P2"><text:s text:c="4"/>for(i=0;i&lt;fs+rs;i++)</text:p>
      <text:p text:style-name="P2"><text:s text:c="4"/>{</text:p>
      <text:p text:style-name="P2"><text:s text:c="8"/>cout&lt;&lt;tf[i];</text:p>
      <text:p text:style-name="P2"><text:s text:c="4"/>} </text:p>
      <text:p text:style-name="P2"><text:s text:c="4"/>cout&lt;&lt;"\n Receiver side : ";</text:p>
      <text:p text:style-name="P2"><text:s text:c="4"/>cout&lt;&lt;"\n Received Frame: ";</text:p>
      <text:p text:style-name="P2"><text:s text:c="4"/>for(i=0;i&lt;fs+rs;i++)</text:p>
      <text:p text:style-name="P2"><text:s text:c="4"/>{</text:p>
      <text:p text:style-name="P2"><text:s text:c="8"/>cout&lt;&lt;tf[i];</text:p>
      <text:p text:style-name="P2"><text:s text:c="4"/>} </text:p>
      <text:p text:style-name="P2"><text:s text:c="4"/>for(i=0;i&lt;fs+rs;i++)</text:p>
      <text:p text:style-name="P2"><text:s text:c="4"/>{</text:p>
      <text:p text:style-name="P2"><text:s text:c="8"/>temp[i]=tf[i];</text:p>
      <text:p text:style-name="P2"><text:s text:c="4"/>} </text:p>
      <text:p text:style-name="P2"><text:s text:c="4"/>//Division</text:p>
      <text:p text:style-name="P2"><text:s text:c="4"/>for(i=0;i&lt;fs+rs;i++)</text:p>
      <text:p text:style-name="P2"><text:s text:c="4"/>{</text:p>
      <text:p text:style-name="P2"><text:s text:c="8"/>j=0;</text:p>
      <text:p text:style-name="P2"><text:s text:c="8"/>k=i;</text:p>
      <text:p text:style-name="P2"><text:s text:c="8"/>if (temp[k]&gt;=g[j])</text:p>
      <text:p text:style-name="P2"><text:s text:c="8"/>{</text:p>
      <text:p text:style-name="P2"><text:s text:c="12"/>for(j=0,k=i;j&lt;gs;j++,k++)</text:p>
      <text:p text:style-name="P2"><text:s text:c="12"/>{</text:p>
      <text:p text:style-name="P2"><text:s text:c="16"/>if((temp[k]==1 &amp;&amp; g[j]==1) || (temp[k]==0 &amp;&amp; g[j]==0))</text:p>
      <text:p text:style-name="P2"><text:s text:c="16"/>{</text:p>
      <text:p text:style-name="P2"><text:s text:c="20"/>temp[k]=0;</text:p>
      <text:p text:style-name="P2"><text:s text:c="16"/>}</text:p>
      <text:p text:style-name="P2"><text:s text:c="16"/>else</text:p>
      <text:p text:style-name="P2"><text:s text:c="16"/>{</text:p>
      <text:p text:style-name="P2"><text:s text:c="20"/>temp[k]=1;</text:p>
      <text:p text:style-name="P2"><text:s text:c="16"/>}</text:p>
      <text:p text:style-name="P2"><text:s text:c="12"/>}</text:p>
      <text:p text:style-name="P2"><text:s text:c="8"/>}</text:p>
      <text:p text:style-name="P2"><text:s text:c="4"/>} </text:p>
      <text:p text:style-name="P2"><text:s text:c="4"/>cout&lt;&lt;"\n Reaminder: ";</text:p>
      <text:p text:style-name="P2"><text:s text:c="4"/>int rrem[15];</text:p>
      <text:p text:style-name="P2"><text:s text:c="4"/>for (i=fs,j=0;i&lt;fs+rs;i++,j++)</text:p>
      <text:p text:style-name="P2"><text:s text:c="4"/>{</text:p>
      <text:p text:style-name="P2"><text:s text:c="8"/>rrem[j]= temp[i];</text:p>
      <text:p text:style-name="P2"><text:s text:c="4"/>}</text:p>
      <text:p text:style-name="P2"><text:s text:c="4"/>for(i=0;i&lt;rs;i++)</text:p>
      <text:p text:style-name="P2"><text:s text:c="4"/>{</text:p>
      <text:p text:style-name="P2"><text:s text:c="8"/>cout&lt;&lt;rrem[i];</text:p>
      <text:p text:style-name="P2"><text:s text:c="4"/>}</text:p>
      <text:p text:style-name="P2"><text:s/></text:p>
      <text:p text:style-name="P2"><text:s text:c="4"/>int flag=0;</text:p>
      <text:p text:style-name="P2"><text:s text:c="4"/>for(i=0;i&lt;rs;i++)</text:p>
      <text:p text:style-name="P2"><text:s text:c="4"/>{</text:p>
      <text:p text:style-name="P2"><text:s text:c="8"/>if(rrem[i]!=0)</text:p>
      <text:p text:style-name="P2"><text:soft-page-break/><text:s text:c="8"/>{</text:p>
      <text:p text:style-name="P2"><text:s text:c="12"/>flag=1;</text:p>
      <text:p text:style-name="P2"><text:s text:c="8"/>}</text:p>
      <text:p text:style-name="P2"><text:s text:c="4"/>}</text:p>
      <text:p text:style-name="P2"><text:s/></text:p>
      <text:p text:style-name="P2"><text:s text:c="4"/>if(flag==0)</text:p>
      <text:p text:style-name="P2"><text:s text:c="4"/>{</text:p>
      <text:p text:style-name="P2"><text:s text:c="8"/>cout&lt;&lt;"\n Since Remainder Is 0 Hence Message Transmitted From Sender To Receriver Is Correct";</text:p>
      <text:p text:style-name="P2"><text:s text:c="4"/>}</text:p>
      <text:p text:style-name="P2"><text:s text:c="4"/>else</text:p>
      <text:p text:style-name="P2"><text:s text:c="4"/>{</text:p>
      <text:p text:style-name="P2"><text:s text:c="8"/>cout&lt;&lt;"\n Since Remainder Is Not 0 Hence Message Transmitted From Sender To Receriver Contains Error";</text:p>
      <text:p text:style-name="P2"><text:s text:c="4"/>}</text:p>
      <text:p text:style-name="P2">return 0;</text:p>
      <text:p text:style-name="P2">}</text:p>
      <text:p text:style-name="P2">/*</text:p>
      <text:p text:style-name="P2">OUTPUT :-</text:p>
      <text:p text:style-name="P3"><text:span text:style-name="T1">kalpesh@localhost</text:span>:~$ g++ crc.cpp</text:p>
      <text:p text:style-name="P4">kalpesh@localhost:~/Desktop/CNL$ ./a.out</text:p>
      <text:p text:style-name="P4"/>
      <text:p text:style-name="P4"><text:s/>Enter Size of data: 6</text:p>
      <text:p text:style-name="P4"><text:s/>Enter data:1</text:p>
      <text:p text:style-name="P4">0</text:p>
      <text:p text:style-name="P4">0</text:p>
      <text:p text:style-name="P4">1</text:p>
      <text:p text:style-name="P4">0</text:p>
      <text:p text:style-name="P4">0</text:p>
      <text:p text:style-name="P4"><text:s/>Enter key size: 4</text:p>
      <text:p text:style-name="P4"><text:s/>Enter key:1</text:p>
      <text:p text:style-name="P4">1</text:p>
      <text:p text:style-name="P4">0</text:p>
      <text:p text:style-name="P4">1</text:p>
      <text:p text:style-name="P4"><text:s/>Sender Side:</text:p>
      <text:p text:style-name="P4"><text:s/>data: 100100</text:p>
      <text:p text:style-name="P4"><text:s/>key :1101</text:p>
      <text:p text:style-name="P4"><text:s/>Number of 0's to be appended: 3</text:p>
      <text:p text:style-name="P4"><text:s/>Message after appending 0's :100100000</text:p>
      <text:p text:style-name="P4"><text:s/>CRC bits: 001</text:p>
      <text:p text:style-name="P4"><text:s/>Transmitted Frame: 100100001</text:p>
      <text:p text:style-name="P4"><text:s/>Receiver side : </text:p>
      <text:p text:style-name="P4"><text:s/>Received Frame: 100100001</text:p>
      <text:p text:style-name="P4"><text:s/>Reaminder: 000</text:p>
      <text:p text:style-name="P4"><text:s/>Since Remainder Is 0 Hence Message Transmitted From Sender To Receriver Is Correct</text:p>
      <text:p text:style-name="P4">kalpesh@localhost:~/Desktop/CNL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oshADarade</meta:initial-creator>
    <meta:editing-cycles>5</meta:editing-cycles>
    <meta:creation-date>2017-07-06T14:56:00</meta:creation-date>
    <dc:date>2017-10-03T00:46:51.952519868</dc:date>
    <meta:editing-duration>PT5H28M49S</meta:editing-duration>
    <meta:generator>LibreOffice/5.1.6.2$Linux_X86_64 LibreOffice_project/10m0$Build-2</meta:generator>
    <meta:document-statistic meta:table-count="0" meta:image-count="0" meta:object-count="0" meta:page-count="4" meta:paragraph-count="199" meta:word-count="350" meta:character-count="3324" meta:non-whitespace-character-count="21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